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'Lucida Grande', 'Lucida Sans Unicode', Arial, Helvetic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1783d5" style:font-size-asian="10pt" style:font-size-complex="10pt"/>
    </style:style>
    <style:style style:name="P2" style:family="paragraph" style:parent-style-name="Standard">
      <style:text-properties fo:font-size="10pt" officeooo:paragraph-rsid="00188eaf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officeooo:rsid="001783d5" officeooo:paragraph-rsid="001783d5" style:font-size-asian="10pt" style:font-weight-asian="bold" style:font-size-complex="10pt" style:font-weight-complex="bold"/>
    </style:style>
    <style:style style:name="T1" style:family="text">
      <style:text-properties fo:color="#000000" style:font-name="Open Sans"/>
    </style:style>
    <style:style style:name="T2" style:family="text">
      <style:text-properties fo:color="#000000" style:font-name="Open Sans" officeooo:rsid="0018f72d"/>
    </style:style>
    <style:style style:name="T3" style:family="text">
      <style:text-properties fo:color="#000000" style:font-name="Open Sans" officeooo:rsid="0019b8d7"/>
    </style:style>
    <style:style style:name="T4" style:family="text">
      <style:text-properties fo:color="#000000" style:font-name="Open Sans" fo:language="en" fo:country="US" officeooo:rsid="001b459a"/>
    </style:style>
    <style:style style:name="T5" style:family="text">
      <style:text-properties fo:text-shadow="1pt 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МОДУЛЬ 10</text:span></text:p>
      <text:p text:style-name="P1"><text:span text:style-name="T1"/></text:p>
      <text:p text:style-name="P1"><text:span text:style-name="T1">Задача 1. Пользователь вводит два числа. Найдите и выведите максимальное из двух чисел. </text:span><text:span text:style-name="T2">+ </text:span></text:p>
      <text:p text:style-name="P1"><text:span text:style-name="T1"/></text:p>
      <text:p text:style-name="P2"><text:span text:style-name="T1"><text:s/>Задача 2. Учтите вариант равенства чисел в предыдущей задаче. </text:span><text:span text:style-name="T3">+</text:span></text:p>
      <text:p text:style-name="P2"><text:span text:style-name="T1"/></text:p>
      <text:p text:style-name="P2"><text:span text:style-name="T1">Задача 3. В первом подъезде квартиры с 1 по 20. Во втором с 21 по 48. В третьем с 49 по 90. Пользователь вводит номер квартиры. Программа должна указать в каком подъезде находится данная квартира. </text:span><text:span text:style-name="T3">+</text:span></text:p>
      <text:p text:style-name="P2"><text:span text:style-name="T1"/></text:p>
      <text:p text:style-name="P2"><text:span text:style-name="T1">Задача 4. Пользователь вводит логин и пароль. Если логин и пароль совпадают с указанными ниже, то выводится «Добро пожаловать». Если не совпадают – то «Ошибка входа» ivan 334455 alex 777 petr b5678 </text:span><text:span text:style-name="T4">+</text:span></text:p>
      <text:p text:style-name="P2"><text:span text:style-name="T1"/></text:p>
      <text:p text:style-name="P2"><text:span text:style-name="T1">Задача 5. Пользователь вводит год рождения. Программа показывает количество лет и если лет больше или равно 16, то пишет – «добро пожаловать», если нет – «вход воспрещен».</text:span></text:p>
      <text:p text:style-name="P2"><text:span text:style-name="T1"/></text:p>
      <text:p text:style-name="P2"><text:span text:style-name="T1"><text:s/>Задача 6. Создайте программу, которая выводит надбавку за стаж. Пользователь вводит стаж работы, а программа пишет ему надбавку. от 0 до 3 лет – надбавка 0% от 3 до 10 лет - надбавка 10% от 10 до 20 лет – надбавка 20% от 30 лет - 30%. Учтите вариант ошибки – пользователь вводит отрицательное число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 Sans" svg:font-family="'Open Sans', 'Lucida Grande', 'Lucida Sans Unicode', Arial, Helvetic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20:13:10.122000000</meta:creation-date>
    <dc:date>2017-08-23T21:46:51.643000000</dc:date>
    <meta:editing-duration>PT33M23S</meta:editing-duration>
    <meta:editing-cycles>3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7" meta:word-count="171" meta:character-count="1032" meta:non-whitespace-character-count="858"/>
  </office:meta>
</office:document-meta>
</file>